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cm" fo:text-align="center" style:justify-single-word="false" fo:text-indent="0cm" style:auto-text-indent="false"/>
      <style:text-properties style:font-name="Microsoft Sans Serif" fo:font-size="9pt" style:font-size-asian="9pt" style:font-name-complex="Microsoft Sans Serif" style:font-size-complex="9pt"/>
    </style:style>
    <style:style style:name="P2" style:family="paragraph" style:parent-style-name="Standard">
      <style:text-properties style:font-name="Calibri" style:font-name-complex="Microsoft Sans Serif"/>
    </style:style>
    <style:style style:name="P3" style:family="paragraph" style:parent-style-name="Standard">
      <style:paragraph-properties fo:text-align="center" style:justify-single-word="false"/>
      <style:text-properties style:font-name="Calibri" style:font-name-complex="Microsoft Sans Serif"/>
    </style:style>
    <style:style style:name="P4" style:family="paragraph" style:parent-style-name="Standard">
      <style:text-properties style:font-name="Calibri" fo:font-size="10pt" fo:language="fr" fo:country="FR" style:font-size-asian="10pt" style:language-asian="fr" style:country-asian="FR" style:font-name-complex="Microsoft Sans Serif"/>
    </style:style>
    <style:style style:name="P5" style:family="paragraph" style:parent-style-name="Standard">
      <style:paragraph-properties fo:margin-left="0.635cm" fo:margin-right="-0.231cm" fo:margin-top="0.176cm" fo:margin-bottom="0cm" loext:contextual-spacing="false" fo:text-indent="-1.27cm" style:auto-text-indent="false"/>
    </style:style>
    <style:style style:name="P6" style:family="paragraph" style:parent-style-name="Standard">
      <style:paragraph-properties fo:margin-left="0.635cm" fo:margin-right="-0.231cm" fo:margin-top="0.176cm" fo:margin-bottom="0cm" loext:contextual-spacing="false" fo:text-indent="-1.27cm" style:auto-text-indent="false">
        <style:tab-stops>
          <style:tab-stop style:position="13.018cm"/>
        </style:tab-stops>
      </style:paragraph-properties>
    </style:style>
    <style:style style:name="P7" style:family="paragraph" style:parent-style-name="Standard">
      <style:paragraph-properties fo:margin-left="0.635cm" fo:margin-right="-0.231cm" fo:margin-top="0.176cm" fo:margin-bottom="0cm" loext:contextual-spacing="false" fo:text-indent="-1.27cm" style:auto-text-indent="false"/>
      <style:text-properties style:font-name="Calibri" fo:font-size="11pt" style:text-underline-style="solid" style:text-underline-width="auto" style:text-underline-color="font-color" style:font-size-asian="11pt" style:font-name-complex="Microsoft Sans Serif"/>
    </style:style>
    <style:style style:name="P8" style:family="paragraph" style:parent-style-name="Footer">
      <style:paragraph-properties fo:text-align="center" style:justify-single-word="false">
        <style:tab-stops/>
      </style:paragraph-properties>
      <style:text-properties style:font-name="Calibri" style:font-name-complex="Microsoft Sans Serif"/>
    </style:style>
    <style:style style:name="P9" style:family="paragraph" style:parent-style-name="Heading_20_3">
      <style:text-properties style:font-name="Calibri" style:font-name-complex="Microsoft Sans Serif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fo:text-align="center" style:justify-single-word="false" style:page-number="1"/>
      <style:text-properties style:font-name="Calibri" fo:font-size="25pt" style:font-size-asian="25pt" style:font-name-complex="Microsoft Sans Serif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Calibri" fo:font-size="18pt" style:font-size-asian="18pt" style:font-name-complex="Microsoft Sans Serif"/>
    </style:style>
    <style:style style:name="T2" style:family="text">
      <style:text-properties style:font-name="Calibri" fo:font-size="18pt" fo:font-style="italic" style:font-size-asian="18pt" style:font-style-asian="italic" style:font-name-complex="Microsoft Sans Serif" style:font-style-complex="italic"/>
    </style:style>
    <style:style style:name="T3" style:family="text">
      <style:text-properties style:font-name="Calibri" fo:font-size="11pt" style:font-size-asian="11pt" style:font-name-complex="Microsoft Sans Serif"/>
    </style:style>
    <style:style style:name="T4" style:family="text">
      <style:text-properties style:font-name="Calibri" fo:font-size="11pt" fo:font-style="italic" style:font-size-asian="11pt" style:font-style-asian="italic" style:font-name-complex="Microsoft Sans Serif"/>
    </style:style>
    <style:style style:name="T5" style:family="text">
      <style:text-properties style:font-name="Calibri" fo:font-size="11pt" fo:font-style="italic" style:font-size-asian="11pt" style:font-style-asian="italic" style:font-name-complex="Microsoft Sans Serif" style:font-style-complex="italic"/>
    </style:style>
    <style:style style:name="T6" style:family="text">
      <style:text-properties style:font-name="Calibri" fo:font-size="11pt" fo:font-style="italic" style:text-underline-style="solid" style:text-underline-width="auto" style:text-underline-color="font-color" style:font-size-asian="11pt" style:font-style-asian="italic" style:font-name-complex="Microsoft Sans Serif"/>
    </style:style>
    <style:style style:name="T7" style:family="text">
      <style:text-properties style:font-name="Calibri" fo:font-size="11pt" fo:font-style="italic" style:text-underline-style="solid" style:text-underline-width="auto" style:text-underline-color="font-color" style:font-size-asian="11pt" style:font-style-asian="italic" style:font-name-complex="Microsoft Sans Serif" style:font-style-complex="italic"/>
    </style:style>
    <style:style style:name="T8" style:family="text">
      <style:text-properties style:font-name="Calibri" fo:font-size="11pt" style:text-underline-style="solid" style:text-underline-width="auto" style:text-underline-color="font-color" style:font-size-asian="11pt" style:font-name-complex="Microsoft Sans Serif"/>
    </style:style>
    <style:style style:name="T9" style:family="text">
      <style:text-properties style:font-name="Calibri" fo:font-style="italic" fo:font-weight="normal" style:font-style-asian="italic" style:font-weight-asian="normal" style:font-name-complex="Microsoft Sans Serif" style:font-style-complex="italic" style:font-weight-complex="normal"/>
    </style:style>
    <style:style style:name="T10" style:family="text">
      <style:text-properties style:font-name="Calibri" fo:font-size="23pt" fo:font-weight="bold" style:font-size-asian="23pt" style:font-weight-asian="bold" style:font-name-complex="Microsoft Sans Serif" style:font-size-complex="23pt" style:font-weight-complex="bold"/>
    </style:style>
    <style:style style:name="T11" style:family="text">
      <style:text-properties fo:font-size="23pt" fo:font-weight="bold" style:font-size-asian="23pt" style:font-weight-asian="bold" style:font-size-complex="23pt" style:font-weight-complex="bold"/>
    </style:style>
    <style:style style:name="T12" style:family="text">
      <style:text-properties fo:text-transform="uppercase" style:font-name="Calibri" fo:font-size="11pt" style:text-underline-style="solid" style:text-underline-width="auto" style:text-underline-color="font-color" style:font-size-asian="11pt" style:font-name-complex="Microsoft Sans Serif"/>
    </style:style>
    <style:style style:name="T13" style:family="text">
      <style:text-properties fo:text-transform="uppercase" style:font-name="Calibri" fo:font-size="11pt" style:font-size-asian="11pt" style:font-name-complex="Microsoft Sans Serif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526cm" fo:min-width="17.533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icence 1 STAPS</text:h>
      <text:p text:style-name="P8">Université Blaise Pascal - 2013/2014</text:p>
      <text:p text:style-name="P2"/>
      <text:p text:style-name="P4"><draw:custom-shape text:anchor-type="char" draw:z-index="0" draw:style-name="gr1" draw:text-style-name="P12" svg:width="18.416cm" svg:height="1.985cm" svg:x="-0.318cm" svg:y="0.115cm"><text:p/><draw:enhanced-geometry svg:viewBox="0 0 21600 21600" draw:type="rectangle" draw:enhanced-path="M 0 0 L 21600 0 21600 21600 0 21600 0 0 Z N"/></draw:custom-shape></text:p>
      <text:h text:style-name="P9" text:outline-level="3"><text:span text:style-name="T11">Introduction à l’économie du sport</text:span></text:h>
      <text:p text:style-name="Standard"><text:span text:style-name="T10"/></text:p>
      <text:p text:style-name="P3"/>
      <text:h text:style-name="Heading_20_4" text:outline-level="4"><text:span text:style-name="T9">Dieter HILLAIRET – Maître de Conférences UBP</text:span></text:h>
      <text:p text:style-name="Standard"/>
      <text:h text:style-name="P10" text:outline-level="1"><text:span text:style-name="T1">Bibliographie (</text:span><text:span text:style-name="T2">références supports au cours</text:span><text:span text:style-name="T1">)</text:span></text:h>
      <text:p text:style-name="P5"><text:span text:style-name="T3">ANDREFF W., </text:span><text:span text:style-name="T5">Économie politique du sport</text:span><text:span text:style-name="T3">, 1989.</text:span></text:p>
      <text:p text:style-name="P5"><text:span text:style-name="T8">ANDREFF W., NYS J.F., </text:span><text:span text:style-name="T7">Économie du sport</text:span><text:span text:style-name="T8">, PUF / QSJ, 2001.</text:span></text:p>
      <text:p text:style-name="P5"><text:span text:style-name="T3">BOUCHET P., HILLAIRET D., </text:span><text:span text:style-name="T4">Les marques de sport</text:span><text:span text:style-name="T3">, Economica, 2008.</text:span></text:p>
      <text:p text:style-name="P5"><text:span text:style-name="T3">BOURG J.F., L’économie du sport, </text:span><text:span text:style-name="T5">in-</text:span><text:span text:style-name="T3"> P. Arnaud (dir.), </text:span><text:span text:style-name="T5">Le sport en France - une approche politique, économique et sociale</text:span><text:span text:style-name="T3">, La Documentation Française, 2000, pp. 115-142.</text:span></text:p>
      <text:p text:style-name="P5"><text:span text:style-name="T3">BOURG J.F., </text:span><text:span text:style-name="T4">L'argent fou du sport</text:span><text:span text:style-name="T3">, La Table Ronde, 1994.</text:span></text:p>
      <text:p text:style-name="P5"><text:span text:style-name="T8">BOURG J.F., GOUGUET J.J., </text:span><text:span text:style-name="T7">Économie du sport</text:span><text:span text:style-name="T8">, Éditions La Découverte, Collection Repères, 2001.</text:span></text:p>
      <text:p text:style-name="P5"><text:span text:style-name="T8">CHANTELAT P., </text:span><text:span text:style-name="T7">Economie et management du sport</text:span><text:span text:style-name="T8">, Economica, 2008.</text:span></text:p>
      <text:p text:style-name="P5"><text:span text:style-name="T12">Desbordes M. </text:span><text:span text:style-name="T8">- </text:span><text:span text:style-name="T6">Gestion du sport</text:span><text:span text:style-name="T8">, Vigot, 2000.</text:span></text:p>
      <text:p text:style-name="P6"><text:span text:style-name="T3">DESBORDES M., OHL F., TRIBOU G., </text:span><text:span text:style-name="T5">Marketing du sport</text:span><text:span text:style-name="T3">, Economica, 1999 et 2004.</text:span></text:p>
      <text:p text:style-name="P5"><text:span text:style-name="T3">DESBORDES M. (dir.), </text:span><text:span text:style-name="T5">Stratégie des entreprises dans le sport, Acteurs et Management</text:span><text:span text:style-name="T3">, Economica, 2001.</text:span></text:p>
      <text:p text:style-name="P5"><text:span text:style-name="T3">FONTANEL J., BENSAHEL L. (dir.), </text:span><text:span text:style-name="T4">Réflexions sur l'économie du sport</text:span><text:span text:style-name="T3">, Presses Universitaires de Grenoble, 2001.</text:span></text:p>
      <text:p text:style-name="P5"><text:span text:style-name="T3">GEORGES P., </text:span><text:span text:style-name="T5">Champions à vendre</text:span><text:span text:style-name="T3">, Calmann-Lévy, 1979.</text:span></text:p>
      <text:p text:style-name="P5"><text:span text:style-name="T3">GERBIER B., DI RUZZA R., </text:span><text:span text:style-name="T5">Le ski en crise - Essai sur l’économie du sport</text:span><text:span text:style-name="T3">, Presses Universitaires de Grenoble, 1977.</text:span></text:p>
      <text:p text:style-name="P5"><text:span text:style-name="T3">GOUGUET J.J., NYS J.F., </text:span><text:span text:style-name="T5">Sport et développement économique régional - analyse théorique, cas pratiques</text:span><text:span text:style-name="T3">, Dalloz, 1993.</text:span></text:p>
      <text:p text:style-name="P5"><text:span text:style-name="T3">HALBA B., </text:span><text:span text:style-name="T4">Bénévolat et volontariat en France et dans le monde</text:span><text:span text:style-name="T3">, La documentation française, 2003.</text:span></text:p>
      <text:p text:style-name="P5"><text:span text:style-name="T13">HALBA, B.</text:span><text:span text:style-name="T3">, </text:span><text:span text:style-name="T4">Economie du sport</text:span><text:span text:style-name="T3">, Economica, 1997.</text:span></text:p>
      <text:p text:style-name="P5"><text:span text:style-name="T3">HEINEMANN K., L’analyse économique du sport : pourquoi, comment ? </text:span><text:span text:style-name="T5">Problèmes économiques</text:span><text:span text:style-name="T3">, n°2619, 1999, pp. 1-8.</text:span></text:p>
      <text:p text:style-name="P5"><text:span text:style-name="T8">HILLAIRET D., </text:span><text:span text:style-name="T7">Économie du sport et entrepreneuriat</text:span><text:span text:style-name="T8">, L’Harmattan, 2003.</text:span></text:p>
      <text:p text:style-name="P5"><text:span text:style-name="T3">MALENFANT-DAURIAC C., </text:span><text:span text:style-name="T5">L'économie du sport en France. Un compte satellite</text:span><text:span text:style-name="T3">, Cujas, 1977.</text:span></text:p>
      <text:p text:style-name="P7">OHL F., TRIBOU G., Les marchés du sport - consommateurs et distributeurs, Armand Colin, 2004.</text:p>
      <text:p text:style-name="P5"><text:span text:style-name="T8">SOBRY C., </text:span><text:span text:style-name="T7">Socioéconomie du sport – structures sportives et libéralisme économique</text:span><text:span text:style-name="T8">, Editions De Boeck Université, 2003.</text:span></text:p>
      <text:p text:style-name="P5"><text:span text:style-name="T3">SOBRY C., BOUCHET P., </text:span><text:span text:style-name="T5">Management et marketing du sport : du local et global</text:span><text:span text:style-name="T3">, Edition Septentrion, 2005.</text:span></text:p>
      <text:p text:style-name="P5"><text:span text:style-name="T3">TRIBOU G. et <text:s/>BERNARD A., </text:span><text:span text:style-name="T5">Management du sport : marketing et gestion des clubs sportifs</text:span><text:span text:style-name="T3">, Armand Collin, 2006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fo:font-weight="bold" style:font-size-asian="2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size="20pt" style:font-size-asian="20pt" style:font-name-complex="Comic Sans MS" style:font-family-complex="'Comic Sans MS'" style:font-family-generic-complex="script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 style:font-weight-complex="bold"/>
    </style:style>
    <style:style style:name="Biblio_20_et_20_index" style:display-name="Biblio et index" style:family="paragraph" style:parent-style-name="Standard">
      <style:paragraph-properties fo:margin-top="0.035cm" fo:margin-bottom="0cm" loext:contextual-spacing="false" fo:line-height="85%" fo:text-align="justify" style:justify-single-word="false">
        <style:tab-stops>
          <style:tab-stop style:position="0cm"/>
          <style:tab-stop style:position="1cm"/>
        </style:tab-stops>
      </style:paragraph-properties>
      <style:text-properties fo:color="#000000" fo:font-size="9.5pt" fo:language="fr" fo:country="FR" style:font-size-asian="9.5pt" style:language-asian="fr" style:country-asian="FR" style:font-size-complex="10pt"/>
    </style:style>
    <style:style style:name="Footnote" style:family="paragraph" style:parent-style-name="Standard" style:class="extra">
      <style:paragraph-properties fo:margin-top="0.071cm" fo:margin-bottom="0cm" loext:contextual-spacing="false" fo:text-align="justify" style:justify-single-word="false"/>
      <style:text-properties fo:font-size="10.5pt" style:font-size-asian="10.5pt" style:font-size-complex="10.5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cm" fo:text-align="center" style:justify-single-word="false" fo:text-indent="0cm" style:auto-text-indent="false"/>
      <style:text-properties style:font-name="Microsoft Sans Serif" fo:font-size="9pt" style:font-size-asian="9pt" style:font-name-complex="Microsoft Sans Serif" style:font-size-complex="9pt"/>
    </style:style>
    <style:page-layout style:name="Mpm1">
      <style:page-layout-properties fo:page-width="21.001cm" fo:page-height="29.7cm" style:num-format="1" style:print-orientation="portrait" fo:margin-top="1cm" fo:margin-bottom="0.9cm" fo:margin-left="1.501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bliographie</dc:title>
    <meta:initial-creator> Dhi</meta:initial-creator>
    <meta:creation-date>2013-09-15T07:23:00</meta:creation-date>
    <dc:date>2017-01-23T17:13:58.224297000</dc:date>
    <meta:print-date>2012-09-12T10:54:00</meta:print-date>
    <meta:editing-cycles>4</meta:editing-cycles>
    <meta:editing-duration>PT2M47S</meta:editing-duration>
    <meta:generator>LibreOffice/5.1.5.2$MacOSX_X86_64 LibreOffice_project/7a864d8825610a8c07cfc3bc01dd4fce6a9447e5</meta:generator>
    <meta:document-statistic meta:table-count="0" meta:image-count="0" meta:object-count="0" meta:page-count="1" meta:paragraph-count="28" meta:word-count="327" meta:character-count="2170" meta:non-whitespace-character-count="1867"/>
  </office:meta>
</office:document-meta>
</file>